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llo Mr. Kvemshagen,</text:p>
      <text:p text:style-name="Standard"/>
      <text:p text:style-name="Standard">My name is Henri Vandersleyen and I am a Data Science bootcamp student at Lighthouse Labs. I am approaching our capstone project that will encompass everything we’ve learned in the program. The reason I am reaching out to you is to inquire about possibly utilizing a dataset from the city because this is both a great opportunity for me to learn, give back to my community, and help you solving and automate data problems. I am more than happy to sign an NDA to preserve the confidentiality of your data, in the event that you agree to share it with us.</text:p>
      <text:p text:style-name="Standard"/>
      <text:p text:style-name="Standard">There are many benefits to participating in this capstone project with us, including the opportunity to see the results of my analysis presented live at an Employer Only Demo Day event. If you’d like to know more about the value of this project, I’d be happy to further discuss this opportunity.</text:p>
      <text:p text:style-name="Standard"/>
      <text:p text:style-name="Standard">If this is something you’re interested in participating in with us, please know that we would need the dataset shared by November 20th. Thank you for your time and consideration and we look forward to hearing from you.</text:p>
      <text:p text:style-name="Standard"/>
      <text:p text:style-name="Standard">Cheers,</text:p>
      <text:p text:style-name="Standard"/>
      <text:p text:style-name="Standard">https://www.lighthouselabs.ca/en/data-science-bootcam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10:29:55.138817610</meta:creation-date>
    <dc:date>2020-11-09T10:30:23.326997974</dc:date>
    <meta:editing-duration>PT29S</meta:editing-duration>
    <meta:editing-cycles>1</meta:editing-cycles>
    <meta:document-statistic meta:table-count="0" meta:image-count="0" meta:object-count="0" meta:page-count="1" meta:paragraph-count="6" meta:word-count="195" meta:character-count="1148" meta:non-whitespace-character-count="959"/>
    <meta:generator>LibreOffice/6.4.6.2$Linux_X86_64 LibreOffice_project/40$Build-2</meta:generator>
  </office:meta>
</office:document-meta>
</file>